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top="0.5cm" fo:margin-bottom="0cm"/>
    </style:style>
    <style:style style:name="T1" style:family="text">
      <style:text-properties fo:text-shadow="1pt 1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Mono" fo:font-size="20pt" style:font-size-asian="20pt" style:font-size-complex="2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4/06/2019</presentation:date-time-decl>
      <draw:page draw:name="page1" draw:style-name="dp1" draw:master-page-name="Default" presentation:presentation-page-layout-name="AL1T32" presentation:use-footer-name="ftr1" presentation:use-date-time-name="dtd1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ackage Management</text:span></text:p>
            <text:p/>
            <text:p><text:span text:style-name="T2">Making it (in theory) easy to install your software on other machin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 presentation:user-transformed="true">
          <draw:text-box>
            <text:p>Backgrou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Develop Java machine learning applications</text:p>
              </text:list-item>
              <text:list-item>
                <text:p>Mostly deploy on Windows</text:p>
              </text:list-item>
              <text:list-item>
                <text:p>Moving into Docker, using Ubuntu as base</text:p>
              </text:list-item>
              <text:list-item>
                <text:p>.deb package instead of zip file would be nice</text:p>
              </text:list-item>
              <text:list-item>
                <text:p><text:span text:style-name="T3">Came across </text:span>defunct project for Maven</text:p>
                <text:list>
                  <text:list-header>
                    <text:p><text:a xlink:href="https://sourceforge.net/projects/debian-maven/" xlink:type="simple">https://sourceforge.net/projects/debian-maven/</text:a></text:p>
                  </text:list-header>
                </text:list>
              </text:list-item>
              <text:list-item>
                <text:p>Forked it and maintaining it now</text:p>
                <text:list>
                  <text:list-header>
                    <text:p><text:a xlink:href="https://github.com/fracpete/debian-maven-plugin" xlink:type="simple">https://github.com/fracpete/debian-maven-plugin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What about non-Maven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.deb packages are relatively simple</text:p>
              </text:list-item>
              <text:list-item>
                <text:p>But, still a number of steps/tools involved</text:p>
                <text:list>
                  <text:list-header>
                    <text:p>dpkg-deb, fakeroot, lintian</text:p>
                  </text:list-header>
                </text:list>
              </text:list-item>
              <text:list-item>
                <text:p>Plenty of guides (with lots of steps)</text:p>
                <text:list>
                  <text:list-item>
                    <text:p><text:a xlink:href="http://packaging.ubuntu.com/html/" xlink:type="simple">Ubuntu Packaging Guide</text:a></text:p>
                  </text:list-item>
                  <text:list-item>
                    <text:p><text:a xlink:href="https://ubuntuforums.org/showthread.php?t=910717" xlink:type="simple">How to make a “Basic” .deb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Meta-too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raphical tools</text:p>
                <text:list>
                  <text:list-item>
                    <text:p><text:a xlink:href="http://code.google.com/p/ubucompilator/" xlink:type="simple">Ubucompiler</text:a><text:s/>- defunct</text:p>
                  </text:list-item>
                  <text:list-item>
                    <text:p><text:a xlink:href="https://antumdeluge.github.io/debreate-web/" xlink:type="simple">Debreate</text:a><text:s/>- maintained, but Python 2.7 only</text:p>
                  </text:list-item>
                  <text:list-item>
                    <text:p><text:a xlink:href="https://sourceforge.net/projects/deb-creator/" xlink:type="simple">deb-creator</text:a><text:s/>- defunct</text:p>
                  </text:list-item>
                  <text:list-item>
                    <text:p><text:a xlink:href="https://code.google.com/archive/p/debianpackagemaker/" xlink:type="simple">debianpackagemaker</text:a><text:s/>- defunct</text:p>
                  </text:list-item>
                  <text:list-item>
                    <text:p><text:a xlink:href="https://github.com/pavreh/deb-cup" xlink:type="simple">Deb Cup</text:a></text:p>
                  </text:list-item>
                </text:list>
              </text:list-item>
              <text:list-item>
                <text:p>Others</text:p>
                <text:list>
                  <text:list-item>
                    <text:p><text:a xlink:href="https://launchpad.net/giftwrap" xlink:type="simple">Giftwrap</text:a><text:s/>- defunct</text:p>
                  </text:list-item>
                  <text:list-item>
                    <text:p text:style-name="P2"><text:a xlink:href="https://launchpad.net/debomatic" xlink:type="simple">deb-o-matic</text:a><text:s/>- defunct</text:p>
                  </text:list-item>
                  <text:list-item>
                    <text:p text:style-name="P2"><text:a xlink:href="https://github.com/jordansissel/fpm" xlink:type="simple">fpm</text:a><text:s/>(effing package management) – the one I’ll be presen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fp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ject: <text:a xlink:href="https://github.com/jordansissel/fpm" xlink:type="simple">https://github.com/jordansissel/fpm</text:a></text:p>
              </text:list-item>
              <text:list-item>
                <text:p>Documentation: <text:a xlink:href="https://fpm.readthedocs.io/en/latest/" xlink:type="simple">https://fpm.readthedocs.io/en/latest/</text:a></text:p>
              </text:list-item>
              <text:list-item>
                <text:p>Multi-format package support</text:p>
                <text:list>
                  <text:list-item>
                    <text:p>Sources</text:p>
                    <text:p>gem, python modules, pear, directories, tar(.gz), rpm, deb, npm, pacman</text:p>
                  </text:list-item>
                  <text:list-item>
                    <text:p>Targets</text:p>
                    <text:p>deb, rpm, solaris, freebsd, tar, directories, osxpkg, pacman</text:p>
                  </text:list-item>
                </text:list>
              </text:list-item>
              <text:list-item>
                <text:p>Installation: <text:a xlink:href="https://fpm.readthedocs.io/en/latest/installing.html" xlink:type="simple">https://fpm.readthedocs.io/en/latest/installing.html</text:a></text:p>
              </text:list-item>
              <text:list-item>
                <text:p text:style-name="P3">Wiki with command-line options: <text:a xlink:href="https://github.com/jordansissel/fpm/wiki" xlink:type="simple">https://github.com/jordansissel/fpm/wiki</text:a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.deb from directory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ource “dir”: <text:a xlink:href="https://fpm.readthedocs.io/en/latest/source/dir.html" xlink:type="simple">https://fpm.readthedocs.io/en/latest/source/dir.html</text:a></text:p>
              </text:list-item>
              <text:list-item>
                <text:p>Package script (“hello-world”) for outputting a message from a config file (“hello-world.msg”)</text:p>
              </text:list-item>
              <text:list-item>
                <text:p>Command</text:p>
                <text:list>
                  <text:list-header>
                    <text:p><text:span text:style-name="T4">fpm -s dir -n hello-world -t deb -v 0.0.1 \</text:span></text:p>
                    <text:p><text:span text:style-name="T4"><text:s text:c="6"/></text:span><text:span text:style-name="T4">src/hello-world=/usr/bin/hello-world </text:span></text:p>
                    <text:p><text:span text:style-name="T4"><text:s text:c="6"/></text:span><text:span text:style-name="T4">src/hello-world.msg=/etc/hello-world/hello-world.msg</text:span></text:p>
                  </text:list-header>
                </text:list>
              </text:list-item>
              <text:list-item>
                <text:p><text:span text:style-name="T5">from=to</text:span> allows the mapping of directories and files from source into target system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.deb from Python packag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ource “python”: <text:a xlink:href="https://fpm.readthedocs.io/en/latest/source/python.html" xlink:type="simple">https://fpm.readthedocs.io/en/latest/source/python.html</text:a></text:p>
              </text:list-item>
              <text:list-item>
                <text:p>Command:</text:p>
                <text:list>
                  <text:list-header>
                    <text:p><text:span text:style-name="T4">fpm -s python -t deb -f --python-package-name-prefix </text:span><text:span text:style-name="T4">python27 \</text:span></text:p>
                    <text:p><text:span text:style-name="T4"><text:s text:c="4"/></text:span><text:span text:style-name="T4">--python-bin /usr/bin/python2.7 --python-pip </text:span><text:span text:style-name="T4">/usr/bin/pip \</text:span></text:p>
                    <text:p><text:span text:style-name="T4"><text:s text:c="4"/></text:span><text:span text:style-name="T4">--no-python-dependencies --depends python-numpy \</text:span></text:p>
                    <text:p><text:span text:style-name="T4"><text:s text:c="4"/></text:span><text:span text:style-name="T4">python-weka-wrapper</text:span></text:p>
                  </text:list-header>
                </text:list>
              </text:list-item>
              <text:list-item>
                <text:p text:style-name="P3">Pitfall</text:p>
                <text:list>
                  <text:list-header>
                    <text:p>Assumes that all Python dependencies are available through Debian packages (python-&lt;pkgname&gt;), which fails for packages only available via pip.</text:p>
                    <text:p>Use <text:span text:style-name="T5">--no-python-dependencies</text:span> to turn it off and <text:span text:style-name="T5">--</text:span><text:span text:style-name="T5">depends</text:span> to manually specify other Debian dependencies.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3T10:28:49.432041732</meta:creation-date>
    <dc:date>2019-06-23T14:50:49.642260917</dc:date>
    <meta:editing-duration>PT2H39M11S</meta:editing-duration>
    <meta:editing-cycles>11</meta:editing-cycles>
    <meta:generator>LibreOffice/6.0.7.3$Linux_X86_64 LibreOffice_project/00m0$Build-3</meta:generator>
    <meta:document-statistic meta:object-count="48"/>
  </office:meta>
</office:document-meta>
</file>